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7cm" svg:height="1.4cm" svg:x="6.5cm" svg:y="6.4cm">
          <text:p text:style-name="P1">Liste de mot en SM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3cm" svg:height="1.9cm" svg:x="5.7cm" svg:y="8.7cm">
          <text:p text:style-name="P1">Traduction par dictionnair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9cm" svg:height="2.6cm" svg:x="16.1cm" svg:y="10.4cm">
          <text:p text:style-name="P2"><text:span text:style-name="T1">Liste de mots traduit</text:span></text:p>
          <text:p text:style-name="P2"><text:span text:style-name="T1">Grâce au dic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8.6cm" svg:height="1.7cm" svg:x="5.6cm" svg:y="12cm">
          <text:p text:style-name="P1">Liste de mots non trad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7cm" svg:height="2.1cm" svg:x="6.1cm" svg:y="14.9cm">
          <text:p text:style-name="P1">Traduction de chaque mot</text:p>
          <text:p text:style-name="P1">En phonèm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85cm" svg:y1="7.8cm" svg:x2="9.85cm" svg:y2="8.7cm" draw:start-shape="id1" draw:start-glue-point="2" draw:end-shape="id2" draw:end-glue-point="0" svg:d="m9850 7800v900" svg:viewBox="0 0 1 901">
          <text:p/>
        </draw:connector>
        <draw:connector draw:style-name="gr2" draw:text-style-name="P1" draw:layer="layout" draw:type="curve" svg:x1="9.85cm" svg:y1="10.6cm" svg:x2="9.9cm" svg:y2="12cm" draw:start-shape="id2" draw:start-glue-point="2" draw:end-shape="id3" draw:end-glue-point="4" svg:d="m9850 10600c0 1050 50 350 50 1400" svg:viewBox="0 0 51 1401">
          <text:p/>
        </draw:connector>
        <draw:connector draw:style-name="gr2" draw:text-style-name="P1" draw:layer="layout" draw:type="curve" svg:x1="9.9cm" svg:y1="13.7cm" svg:x2="9.95cm" svg:y2="14.9cm" draw:start-shape="id3" draw:start-glue-point="6" draw:end-shape="id4" draw:end-glue-point="0" svg:d="m9900 13700c0 901 50 302 50 1200" svg:viewBox="0 0 51 1201">
          <text:p/>
        </draw:connector>
        <draw:connector draw:style-name="gr2" draw:text-style-name="P1" draw:layer="layout" draw:type="curve" svg:x1="14cm" svg:y1="9.65cm" svg:x2="16.1cm" svg:y2="11.7cm" draw:start-shape="id2" draw:start-glue-point="1" draw:end-shape="id5" draw:end-glue-point="5" svg:d="m14000 9650c1575 0 525 2050 2100 2050" svg:viewBox="0 0 2101 2051">
          <text:p/>
        </draw:connector>
        <draw:custom-shape draw:style-name="gr1" draw:text-style-name="P1" xml:id="id6" draw:id="id6" draw:layer="layout" svg:width="9cm" svg:height="2.4cm" svg:x="5.4cm" svg:y="18cm">
          <text:p text:style-name="P1">Liste de mot « phonétique »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9.95cm" svg:y1="17cm" svg:x2="9.9cm" svg:y2="18cm" draw:start-shape="id4" draw:start-glue-point="2" draw:end-shape="id6" draw:end-glue-point="4" svg:d="m9950 17000c0 750-50 250-50 1000" svg:viewBox="0 0 51 1001">
          <text:p/>
        </draw:connector>
        <draw:custom-shape draw:style-name="gr1" draw:text-style-name="P1" xml:id="id8" draw:id="id8" draw:layer="layout" svg:width="7.5cm" svg:height="2.5cm" svg:x="6.3cm" svg:y="21.4cm">
          <text:p text:style-name="P1">Traduction grâce au </text:p>
          <text:p text:style-name="P1">dico phonétiqu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cm" svg:y1="12.85cm" svg:x2="2cm" svg:y2="21.7cm" draw:start-shape="id3" draw:start-glue-point="5" draw:end-shape="id7" draw:end-glue-point="4" svg:d="m5600 12850c-2400 0-3600 2950-3600 8850" svg:viewBox="0 0 3601 8851">
          <text:p/>
        </draw:connector>
        <draw:custom-shape draw:style-name="gr1" draw:text-style-name="P2" xml:id="id9" draw:id="id9" draw:layer="layout" svg:width="4.9cm" svg:height="2cm" svg:x="16.6cm" svg:y="15.2cm">
          <text:p text:style-name="P2">Liste de mot traduit</text:p>
          <text:p text:style-name="P2">Grâce au dico phonétiq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13.8cm" svg:y1="22.65cm" svg:x2="19.05cm" svg:y2="17.2cm" draw:start-shape="id8" draw:start-glue-point="1" draw:end-shape="id9" draw:end-glue-point="6" svg:d="m13800 22650c3500 0 5250-1816 5250-5450" svg:viewBox="0 0 5251 5451">
          <text:p/>
        </draw:connector>
        <draw:connector draw:style-name="gr2" draw:text-style-name="P1" draw:layer="layout" draw:type="curve" svg:x1="9.9cm" svg:y1="20.4cm" svg:x2="10.05cm" svg:y2="21.4cm" draw:start-shape="id6" draw:start-glue-point="6" draw:end-shape="id8" draw:end-glue-point="0" svg:d="m9900 20400c0 751 150 252 150 1000" svg:viewBox="0 0 151 1001">
          <text:p/>
        </draw:connector>
        <draw:custom-shape draw:style-name="gr1" draw:text-style-name="P1" xml:id="id10" draw:id="id10" draw:layer="layout" svg:width="7cm" svg:height="2.4cm" svg:x="21.8cm" svg:y="19.6cm">
          <text:p text:style-name="P1">Phrase</text:p>
          <text:p text:style-name="P1">Partiel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2cm" svg:y1="11.7cm" svg:x2="25.3cm" svg:y2="19.6cm" draw:start-shape="id5" draw:start-glue-point="7" draw:end-shape="id10" svg:d="m22000 11700c2200 0 3300 2633 3300 7900" svg:viewBox="0 0 3301 7901">
          <text:p/>
        </draw:connector>
        <draw:connector draw:style-name="gr2" draw:text-style-name="P1" draw:layer="layout" draw:type="curve" svg:x1="21.5cm" svg:y1="16.2cm" svg:x2="25.3cm" svg:y2="19.6cm" draw:start-shape="id9" draw:start-glue-point="7" draw:end-shape="id10" svg:d="m21500 16200c2534 0 3800 1133 3800 3400" svg:viewBox="0 0 3801 3401">
          <text:p/>
        </draw:connector>
        <draw:connector draw:style-name="gr2" draw:text-style-name="P1" draw:layer="layout" draw:type="curve" svg:x1="6.3cm" svg:y1="22.65cm" svg:x2="2cm" svg:y2="21.7cm" draw:start-shape="id8" draw:start-glue-point="3" draw:end-shape="id7" draw:end-glue-point="4" svg:d="m6300 22650c-1348 0-1123-726-1861-1151s-2439-550-2439 201" svg:viewBox="0 0 4301 1493">
          <text:p/>
        </draw:connector>
        <draw:custom-shape draw:style-name="gr1" draw:text-style-name="P1" xml:id="id7" draw:id="id7" draw:layer="layout" svg:width="5cm" svg:height="2.6cm" svg:x="-0.5cm" svg:y="21.7cm">
          <text:p text:style-name="P1">Liste de mot</text:p>
          <text:p text:style-name="P1">Non trad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6.3cm" svg:height="1.9cm" svg:x="6.8cm" svg:y="25.3cm">
          <text:p text:style-name="P1">Dico perso</text:p>
          <text:p text:style-name="P1">&amp; requête utilisateu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cm" svg:y1="24.3cm" svg:x2="6.8cm" svg:y2="26.25cm" draw:start-shape="id7" draw:start-glue-point="6" draw:end-shape="id11" svg:d="m2000 24300c0 1300 1600 1950 4800 1950" svg:viewBox="0 0 4801 1951">
          <text:p/>
        </draw:connector>
        <draw:custom-shape draw:style-name="gr1" draw:text-style-name="P1" xml:id="id12" draw:id="id12" draw:layer="layout" svg:width="5cm" svg:height="1.9cm" svg:x="18.2cm" svg:y="24.8cm">
          <text:p text:style-name="P1">Phrase tradu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13.1cm" svg:y1="26.25cm" svg:x2="18.2cm" svg:y2="25.75cm" draw:start-shape="id11" draw:start-glue-point="1" draw:end-shape="id12" draw:end-glue-point="5" svg:d="m13100 26250c3825 0 1275-500 5100-500" svg:viewBox="0 0 5101 501">
          <text:p/>
        </draw:connector>
        <draw:connector draw:style-name="gr2" draw:text-style-name="P1" draw:layer="layout" draw:type="curve" svg:x1="25.3cm" svg:y1="22cm" svg:x2="20.7cm" svg:y2="24.8cm" draw:start-shape="id10" draw:start-glue-point="6" draw:end-shape="id12" draw:end-glue-point="4" svg:d="m25300 22000c0 2101-4600 702-4600 2800" svg:viewBox="0 0 46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ël Naccache</meta:initial-creator>
    <meta:creation-date>2013-04-11T14:48:25</meta:creation-date>
    <dc:date>2013-04-11T15:01:35</dc:date>
    <dc:creator>Maël Naccache</dc:creator>
    <meta:editing-duration>P0D</meta:editing-duration>
    <meta:editing-cycles>1</meta:editing-cycles>
    <meta:document-statistic meta:object-count="26"/>
    <meta:generator>LibreOffice/3.5$Linux_x86 LibreOffice_project/350m1$Build-2</meta:generator>
  </office:meta>
</office:document-meta>
</file>